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00d86d" officeooo:paragraph-rsid="0000d86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0d86d" officeooo:paragraph-rsid="0000d86d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0d86d" officeooo:paragraph-rsid="0000d86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0d86d" officeooo:paragraph-rsid="0000d86d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0d86d" officeooo:paragraph-rsid="0000d86d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00d86d" officeooo:paragraph-rsid="0000d86d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0d86d" officeooo:paragraph-rsid="0000d86d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officeooo:paragraph-rsid="0000d86d"/>
    </style:style>
    <style:style style:name="P9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fo:font-size="18pt" officeooo:rsid="0000d86d" officeooo:paragraph-rsid="0000d86d" style:font-size-asian="15.75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00d86d" officeooo:paragraph-rsid="0000d86d" style:font-size-asian="15.75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8pt" style:font-size-asian="15.75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8pt" fo:language="en" fo:country="US" officeooo:rsid="0000d86d" officeooo:paragraph-rsid="0000d86d" style:font-size-asian="15.75pt" style:language-asian="zxx" style:country-asian="none" style:font-size-complex="18pt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fo:font-size="18pt" officeooo:rsid="0000d86d" officeooo:paragraph-rsid="0000d86d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font-size="18pt" officeooo:rsid="0000d86d" officeooo:paragraph-rsid="0000d86d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8pt" officeooo:paragraph-rsid="0000d86d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7.5pt" officeooo:rsid="0000d86d" officeooo:paragraph-rsid="0000d86d" style:font-size-asian="17.5pt" style:font-size-complex="17.5pt"/>
    </style:style>
    <style:style style:name="P20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0d86d"/>
    </style:style>
    <style:style style:name="T2" style:family="text">
      <style:text-properties fo:language="und" fo:country="none" fo:font-weight="normal"/>
    </style:style>
    <style:style style:name="T3" style:family="text">
      <style:text-properties fo:language="und" fo:country="none" fo:font-weight="normal" officeooo:rsid="0000d86d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00d86d" style:font-size-asian="15.75pt" style:font-size-complex="18pt"/>
    </style:style>
    <style:style style:name="T6" style:family="text">
      <style:text-properties fo:font-size="18pt" officeooo:rsid="0000d86d" style:font-size-asian="18pt" style:font-size-complex="18pt"/>
    </style:style>
    <style:style style:name="T7" style:family="text">
      <style:text-properties fo:font-size="18pt" fo:language="und" fo:country="none" fo:font-weight="normal" style:font-size-asian="18pt" style:font-size-complex="18pt"/>
    </style:style>
    <style:style style:name="T8" style:family="text">
      <style:text-properties fo:font-size="18pt" fo:language="und" fo:country="none" fo:font-weight="normal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cise Version of the Mess at the back of my Biology Book (a.k.a language)</text:p>
      <text:p text:style-name="P5"/>
      <text:p text:style-name="P6">Phonology:</text:p>
      <text:p text:style-name="P6"/>
      <text:p text:style-name="P2">Wiki page of IPA of you don’t know it:<text:line-break/><text:a xlink:type="simple" xlink:href="https://en.wikipedia.org/wiki/International_Phonetic_Alphabet" text:style-name="Internet_20_link" text:visited-style-name="Visited_20_Internet_20_Link">https://en.wikipedia.org/wiki/International_Phonetic_Alphabet</text:a><text:line-break/></text:p>
      <text:p text:style-name="P1">Consonants</text:p>
      <text:p text:style-name="P2">L. = Labio- <text:s/>P. = Post-</text:p>
      <text:p text:style-name="P2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Bilabial</text:p>
          </table:table-cell>
          <table:table-cell table:style-name="Table1.A1" office:value-type="string">
            <text:p text:style-name="P10">L.dental</text:p>
          </table:table-cell>
          <table:table-cell table:style-name="Table1.A1" office:value-type="string">
            <text:p text:style-name="P10">Alveolar</text:p>
          </table:table-cell>
          <table:table-cell table:style-name="Table1.A1" office:value-type="string">
            <text:p text:style-name="P10">P.Velar</text:p>
          </table:table-cell>
          <table:table-cell table:style-name="Table1.A1" office:value-type="string">
            <text:p text:style-name="P10">Palatal</text:p>
          </table:table-cell>
          <table:table-cell table:style-name="Table1.G1" office:value-type="string">
            <text:p text:style-name="P10">Velar</text:p>
          </table:table-cell>
        </table:table-row>
        <table:table-row>
          <table:table-cell table:style-name="Table1.A2" office:value-type="string">
            <text:p text:style-name="P10">Plosive</text:p>
          </table:table-cell>
          <table:table-cell table:style-name="Table1.A2" office:value-type="string">
            <text:p text:style-name="P13">p b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<text:span text:style-name="T1">t d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11">k g</text:p>
          </table:table-cell>
        </table:table-row>
        <table:table-row>
          <table:table-cell table:style-name="Table1.A2" office:value-type="string">
            <text:p text:style-name="P10">Nasal</text:p>
          </table:table-cell>
          <table:table-cell table:style-name="Table1.A2" office:value-type="string">
            <text:p text:style-name="P12"><text:span text:style-name="T1"><text:s text:c="4"/>m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<text:span text:style-name="T1"><text:s text:c="3"/>n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Fricative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f v</text:p>
          </table:table-cell>
          <table:table-cell table:style-name="Table1.A2" office:value-type="string">
            <text:p text:style-name="P12"><text:span text:style-name="T1">s z</text:span></text:p>
          </table:table-cell>
          <table:table-cell table:style-name="Table1.A2" office:value-type="string">
            <text:p text:style-name="P20"><text:span text:style-name="T8">ʃ</text:span><text:span text:style-name="T4"> </text:span><text:span text:style-name="T7">ʒ</text:span> 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20"><text:span text:style-name="T5">x </text:span><text:span text:style-name="T7">ɣ</text:span> </text:p>
          </table:table-cell>
        </table:table-row>
        <table:table-row>
          <table:table-cell table:style-name="Table1.A2" office:value-type="string">
            <text:p text:style-name="P10">Lateral</text:p>
            <text:p text:style-name="P10">Approx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<text:span text:style-name="T1">j</text:span>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Approx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<text:span text:style-name="T1">l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</table:table>
      <text:p text:style-name="P2"/>
      <text:p text:style-name="P7">Vowels</text:p>
      <text:p text:style-name="P8"><text:span text:style-name="T6">/</text:span><text:span text:style-name="T7">ə</text:span> <text:span text:style-name="T6">/ – represents the same sound made when going uuuhhhh when you cant think of something to say. In brackets if optional</text:span></text:p>
      <text:p text:style-name="P3"/>
      <text:p text:style-name="P7">/a/ , /e/ , /i/ , /o/ , /y/ , /u/</text:p>
      <text:p text:style-name="P7">/a:/ , /e:/ , /i:/ , /o:/ , /u:/</text:p>
      <text:p text:style-name="P7"/>
      <text:p text:style-name="P7">Phonotactics </text:p>
      <text:p text:style-name="P7"/>
      <text:p text:style-name="P3">[C] (V) Syllable structure [Consonant, then optional vowel or Optional consonant then vowel]</text:p>
      <text:p text:style-name="P3"><text:soft-page-break/></text:p>
      <text:p text:style-name="P3">SVO and SOV Word order [ S = Subject, O = Object, V = Verb]</text:p>
      <text:p text:style-name="P3"><text:line-break/>Yes/No Questions are all in VSO.</text:p>
      <text:p text:style-name="P3">Ex. <text:s text:c="4"/>Are <text:s text:c="5"/>you <text:s text:c="8"/>a doctor ?</text:p>
      <text:p text:style-name="P3"><text:s text:c="13"/>V <text:s text:c="8"/>S <text:s text:c="16"/>O</text:p>
      <text:p text:style-name="P3">English only uses VSO for some questions, most are done with </text:p>
      <text:p text:style-name="P3"><text:s/>To do + Sentence + Question mark</text:p>
      <text:p text:style-name="P3"/>
      <text:p text:style-name="P3">ex. <text:s/>Do <text:s text:c="9"/>you run in the mornings <text:s text:c="8"/>?</text:p>
      <text:p text:style-name="P3"><text:s text:c="6"/>[To do] <text:s text:c="4"/>[Affirmative Sentence] <text:s text:c="7"/>[? mark]</text:p>
      <text:p text:style-name="P3"/>
      <text:p text:style-name="P3"/>
      <text:p text:style-name="P3">Vowels that are part of the Second-to-last syllable have a long vowel, and the consonant of the last syllable becomes voiced if it already isn’t.</text:p>
      <text:p text:style-name="P3"/>
      <text:p text:style-name="P3"><text:s text:c="6"/>Ex <text:s/>Egase - /e. xa: . ze/ (ee ha zay) <text:s/>not /e . xa: . se/ (ee ha say)</text:p>
      <text:p text:style-name="P3"><text:s text:c="14"/>(g is like spanish j)</text:p>
      <text:p text:style-name="P3"/>
      <text:p text:style-name="P3"><text:s text:c="12"/>/s/ (unvoiced) - /z/ (voiced)</text:p>
      <text:p text:style-name="P3"><text:s text:c="11"/>/a/ (short) <text:s text:c="8"/>- /a:/ (long)</text:p>
      <text:p text:style-name="P3"/>
      <text:p text:style-name="P3">When 2 vowels meet each other in a word, they are said separately and not combined.</text:p>
      <text:p text:style-name="P4">Ae - /a . e/ not /ae/</text:p>
      <text:p text:style-name="P4"><text:s text:c="2"/></text:p>
      <text:p text:style-name="P5">Grammar (finally)</text:p>
      <text:p text:style-name="P4"/>
      <text:p text:style-name="P3">There are 3 Grammatical genders, in 2 categories:</text:p>
      <text:p text:style-name="P3"/>
      <text:p text:style-name="P3"><text:s text:c="11"/>Animate <text:s text:c="26"/>Inanimate</text:p>
      <text:p text:style-name="P3"><text:s text:c="18"/>| <text:s text:c="39"/>|</text:p>
      <text:p text:style-name="P3">Masculine &amp; Feminine <text:s text:c="16"/>Neuter</text:p>
      <text:p text:style-name="P3"><text:soft-page-break/>Masculine and feminine agreement is optional, but Animate/Inanimate agreement is Mandatory.</text:p>
      <text:p text:style-name="P3"/>
      <text:p text:style-name="P3">The are 3 articles, Definite, Indefinite, Negative</text:p>
      <text:p text:style-name="P3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Masculine</text:p>
          </table:table-cell>
          <table:table-cell table:style-name="Table2.A1" office:value-type="string">
            <text:p text:style-name="P15">Feminine</text:p>
          </table:table-cell>
          <table:table-cell table:style-name="Table2.D1" office:value-type="string">
            <text:p text:style-name="P15">Neuter</text:p>
          </table:table-cell>
        </table:table-row>
        <table:table-row>
          <table:table-cell table:style-name="Table2.A2" office:value-type="string">
            <text:p text:style-name="P15">Definite</text:p>
          </table:table-cell>
          <table:table-cell table:style-name="Table2.A2" office:value-type="string">
            <text:p text:style-name="P16">Ka</text:p>
          </table:table-cell>
          <table:table-cell table:style-name="Table2.A2" office:value-type="string">
            <text:p text:style-name="P16">Ke</text:p>
          </table:table-cell>
          <table:table-cell table:style-name="Table2.D2" office:value-type="string">
            <text:p text:style-name="P16">K</text:p>
          </table:table-cell>
        </table:table-row>
        <table:table-row>
          <table:table-cell table:style-name="Table2.A2" office:value-type="string">
            <text:p text:style-name="P15">Indefinite</text:p>
          </table:table-cell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6">A</text:p>
          </table:table-cell>
          <table:table-cell table:style-name="Table2.D2" office:value-type="string">
            <text:p text:style-name="P17"><text:s/><text:span text:style-name="T1">A</text:span></text:p>
          </table:table-cell>
        </table:table-row>
        <table:table-row>
          <table:table-cell table:style-name="Table2.A2" office:value-type="string">
            <text:p text:style-name="P15">Negative</text:p>
          </table:table-cell>
          <table:table-cell table:style-name="Table2.A2" office:value-type="string">
            <text:p text:style-name="P16">Gaka</text:p>
          </table:table-cell>
          <table:table-cell table:style-name="Table2.A2" office:value-type="string">
            <text:p text:style-name="P16">Gake</text:p>
          </table:table-cell>
          <table:table-cell table:style-name="Table2.D2" office:value-type="string">
            <text:p text:style-name="P16">Ga</text:p>
          </table:table-cell>
        </table:table-row>
      </table:table>
      <text:p text:style-name="P3"/>
      <text:p text:style-name="P3"><text:s/>Ga is the word meaning not or no. ‘E’ means at.</text:p>
      <text:p text:style-name="P3"/>
      <text:p text:style-name="P3">Now, Personal Pronouns:<text:line-break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6">Singular</text:p>
          </table:table-cell>
          <table:table-cell table:style-name="Table3.C1" office:value-type="string">
            <text:p text:style-name="P16">Plural</text:p>
          </table:table-cell>
        </table:table-row>
        <table:table-row>
          <table:table-cell table:style-name="Table3.A2" office:value-type="string">
            <text:p text:style-name="P16">First Person</text:p>
            <text:p text:style-name="P16">(I/we)</text:p>
          </table:table-cell>
          <table:table-cell table:style-name="Table3.A2" office:value-type="string">
            <text:p text:style-name="P16">In</text:p>
            <text:p text:style-name="P16">/I:n(<text:span text:style-name="T2">ə</text:span>)/</text:p>
          </table:table-cell>
          <table:table-cell table:style-name="Table3.C2" office:value-type="string">
            <text:p text:style-name="P16">Ine</text:p>
            <text:p text:style-name="P16">/I:n . e/ or /I:ne/</text:p>
          </table:table-cell>
        </table:table-row>
        <table:table-row>
          <table:table-cell table:style-name="Table3.A2" office:value-type="string">
            <text:p text:style-name="P16">Second Person</text:p>
            <text:p text:style-name="P16">(you/ ya’ll)</text:p>
          </table:table-cell>
          <table:table-cell table:style-name="Table3.A2" office:value-type="string">
            <text:p text:style-name="P16">An</text:p>
            <text:p text:style-name="P16">/A:n/</text:p>
          </table:table-cell>
          <table:table-cell table:style-name="Table3.C2" office:value-type="string">
            <text:p text:style-name="P16">Ane</text:p>
            <text:p text:style-name="P16">/A:n . e/</text:p>
          </table:table-cell>
        </table:table-row>
        <table:table-row>
          <table:table-cell table:style-name="Table3.A2" office:value-type="string">
            <text:p text:style-name="P16">Third Person<text:line-break/>(he/she/they)</text:p>
            <text:p text:style-name="P16"><text:s/>(Animate)</text:p>
          </table:table-cell>
          <table:table-cell table:style-name="Table3.A2" office:value-type="string">
            <text:p text:style-name="P16">Sa</text:p>
            <text:p text:style-name="P16">/Sa/</text:p>
          </table:table-cell>
          <table:table-cell table:style-name="Table3.C2" office:value-type="string">
            <text:p text:style-name="P16">Sae</text:p>
            <text:p text:style-name="P16">/Sa: . e/</text:p>
          </table:table-cell>
        </table:table-row>
        <table:table-row>
          <table:table-cell table:style-name="Table3.A2" office:value-type="string">
            <text:p text:style-name="P16">Third Person<text:line-break/>(it/they)</text:p>
            <text:p text:style-name="P16">(Inanimate)</text:p>
          </table:table-cell>
          <table:table-cell table:style-name="Table3.A2" office:value-type="string">
            <text:p text:style-name="P16">S<text:span text:style-name="T2">uh</text:span></text:p>
            <text:p text:style-name="P16"><text:span text:style-name="T2">/Sə/</text:span></text:p>
          </table:table-cell>
          <table:table-cell table:style-name="Table3.C2" office:value-type="string">
            <text:p text:style-name="P17"><text:s text:c="2"/><text:span text:style-name="T1">Suh</text:span></text:p>
            <text:p text:style-name="P18">/<text:span text:style-name="T1">S</text:span><text:span text:style-name="T3">ə/</text:span></text:p>
          </table:table-cell>
        </table:table-row>
      </table:table>
      <text:p text:style-name="P3"/>
      <text:p text:style-name="P3">Conjugation:</text:p>
      <text:p text:style-name="P3"/>
      <text:p text:style-name="P3">Suffix (add before a word) ema- to the verb to make the future, Suffix an- to make the past. </text:p>
      <text:p text:style-name="P3"/>
      <text:p text:style-name="P3"/>
      <text:p text:style-name="P3"><text:soft-page-break/></text:p>
      <text:p text:style-name="P3">Some common words</text:p>
      <text:p text:style-name="P3"/>
      <text:p text:style-name="P3">nape – person </text:p>
      <text:p text:style-name="P3">shaed – rock (added from your suggestion)</text:p>
      <text:p text:style-name="P3">kite – animal (added from your suggestion)</text:p>
      <text:p text:style-name="P3">shet – River, water (added from your suggestion)</text:p>
      <text:p text:style-name="P3">Luge – Light, life (added from your suggestion)</text:p>
      <text:p text:style-name="P3">Shini – death (added from your suggestion)</text:p>
      <text:p text:style-name="P3">Shabo – to speak</text:p>
      <text:p text:style-name="P3">im – to be </text:p>
      <text:p text:style-name="P3">timi – small</text:p>
      <text:p text:style-name="P3">lute – fish</text:p>
      <text:p text:style-name="P3">lutep – fisherman</text:p>
      <text:p text:style-name="P3">miti – large</text:p>
      <text:p text:style-name="P3">tikaed - <text:s/>mountain</text:p>
      <text:p text:style-name="P3">tiaed – tall</text:p>
      <text:p text:style-name="P3">nonijo – to sleep</text:p>
      <text:p text:style-name="P3">day – tule</text:p>
      <text:p text:style-name="P3">after – ome</text:p>
      <text:p text:style-name="P3">before - sime</text:p>
      <text:p text:style-name="P3">tommorow – ometule</text:p>
      <text:p text:style-name="P3">yesterday – simetule</text:p>
      <text:p text:style-name="P3">year – mitule</text:p>
      <text:p text:style-name="P3">miti – to like / love platonicly</text:p>
      <text:p text:style-name="P3"/>
      <text:p text:style-name="P3"><text:s/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7:13:33.090000000</meta:creation-date>
    <dc:date>2023-10-20T18:27:22.152000000</dc:date>
    <meta:editing-duration>PT1H13M53S</meta:editing-duration>
    <meta:editing-cycles>1</meta:editing-cycles>
    <meta:generator>LibreOffice/7.5.4.2$Windows_X86_64 LibreOffice_project/36ccfdc35048b057fd9854c757a8b67ec53977b6</meta:generator>
    <meta:document-statistic meta:table-count="3" meta:image-count="0" meta:object-count="0" meta:page-count="4" meta:paragraph-count="126" meta:word-count="467" meta:character-count="2769" meta:non-whitespace-character-count="2125"/>
  </office:meta>
</office:document-meta>
</file>